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8pt"/>
    </style:style>
    <style:style style:name="P2" style:family="paragraph">
      <style:text-properties fo:font-size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40pt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text-properties fo:font-size="36pt"/>
    </style:style>
    <style:style style:name="P8" style:family="paragraph">
      <style:text-properties fo:font-size="28pt"/>
    </style:style>
    <style:style style:name="P9" style:family="paragraph">
      <style:paragraph-properties fo:margin-left="0cm" fo:margin-right="0cm" fo:text-indent="0cm"/>
      <style:text-properties fo:font-size="30pt"/>
    </style:style>
    <style:style style:name="P10" style:family="paragraph">
      <style:text-properties fo:font-size="30pt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style:text-properties fo:font-size="32pt"/>
    </style:style>
    <style:style style:name="P13" style:family="paragraph">
      <style:text-properties fo:font-size="26pt"/>
    </style:style>
    <style:style style:name="P14" style:family="paragraph">
      <style:paragraph-properties fo:text-align="center"/>
    </style:style>
    <style:style style:name="T1" style:family="text">
      <style:text-properties fo:font-size="48pt"/>
    </style:style>
    <style:style style:name="T2" style:family="text">
      <style:text-properties fo:font-size="40pt"/>
    </style:style>
    <style:style style:name="T3" style:family="text">
      <style:text-properties fo:font-size="36pt"/>
    </style:style>
    <style:style style:name="T4" style:family="text">
      <style:text-properties fo:font-family="Arial" style:font-style-name="Regular" style:font-family-generic="swiss" style:font-pitch="variable" fo:font-size="36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Arial" style:font-family-generic="roman" style:font-pitch="variable" fo:font-size="36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size="28pt"/>
    </style:style>
    <style:style style:name="T7" style:family="text">
      <style:text-properties fo:font-size="30pt"/>
    </style:style>
    <style:style style:name="T8" style:family="text">
      <style:text-properties fo:font-family="Arial" style:font-style-name="Regular" style:font-family-generic="swiss" style:font-pitch="variable" fo:font-size="30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roman" style:font-pitch="variable" fo:font-size="30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font-family="Arial" style:font-family-generic="roman" style:font-pitch="variable" fo:font-size="3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1" style:family="text">
      <style:text-properties fo:font-size="32pt"/>
    </style:style>
    <style:style style:name="T12" style:family="text">
      <style:text-properties fo:font-family="Arial" style:font-style-name="Regular" style:font-family-generic="swiss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3" style:family="text">
      <style:text-properties fo:font-family="Arial" style:font-family-generic="roman" style:font-pitch="variable" fo:font-size="2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4" style:family="text">
      <style:text-properties fo:font-family="'Courier New'" style:font-family-generic="modern" style:font-pitch="fixed" fo:font-size="21pt" fo:font-weight="bold"/>
    </style:style>
    <style:style style:name="T15" style:family="text">
      <style:text-properties style:text-position="super 58%" fo:font-family="'Courier New'" style:font-family-generic="modern" style:font-pitch="fixed" fo:font-size="2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2" draw:layer="layout" svg:width="24.306cm" svg:height="4.035cm" svg:x="2.194cm" svg:y="7.765cm">
          <draw:text-box>
            <text:p text:style-name="P1"><text:span text:style-name="T1">Algoritmo SIMPLEC para </text:span></text:p>
            <text:p text:style-name="P1"><text:span text:style-name="T1">arranjo co-localizado (com ALG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5" draw:layer="layout" svg:width="24.725cm" svg:height="1.826cm" svg:x="1.6cm" svg:y="1.2cm">
          <draw:text-box>
            <text:p text:style-name="P4"><text:span text:style-name="T2">Equação da continuidade discretizada:</text:span></text:p>
          </draw:text-box>
        </draw:frame>
        <draw:frame draw:style-name="gr3" draw:layer="layout" svg:width="25.988cm" svg:height="2.587cm" svg:x="1.235cm" svg:y="4.2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7" draw:layer="layout" svg:width="24.073cm" svg:height="3.095cm" svg:x="2cm" svg:y="8.305cm">
          <draw:text-box>
            <text:p text:style-name="P6"><text:span text:style-name="T3">Como a equação é explícita, é necessário </text:span></text:p>
            <text:p text:style-name="P6"><text:span text:style-name="T3">linearizar os produtos </text:span><text:span text:style-name="T4">ρ </text:span><text:span text:style-name="T5">u. Por exemplo:</text:span></text:p>
          </draw:text-box>
        </draw:frame>
        <draw:frame draw:style-name="gr3" draw:layer="layout" svg:width="14.052cm" svg:height="1.864cm" svg:x="6.948cm" svg:y="12.13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8" draw:layer="layout" svg:width="16.457cm" svg:height="1.352cm" svg:x="2.5cm" svg:y="15.5cm">
          <draw:text-box>
            <text:p text:style-name="P4"><text:span text:style-name="T6">Obs.: * significa da iteração anterior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7" draw:layer="layout" svg:width="25.466cm" svg:height="3.095cm" svg:x="1.434cm" svg:y="1.3cm">
          <draw:text-box>
            <text:p text:style-name="P6"><text:span text:style-name="T3">Esquema híbrido para interpolar a densidade</text:span></text:p>
            <text:p text:style-name="P6"><text:span text:style-name="T3">nas faces:</text:span></text:p>
          </draw:text-box>
        </draw:frame>
        <draw:frame draw:style-name="gr3" draw:layer="layout" svg:width="14.449cm" svg:height="3.294cm" svg:x="6.973cm" svg:y="4.1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5.184cm" svg:height="3.293cm" svg:x="6.674cm" svg:y="8.10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4.579cm" svg:height="3.293cm" svg:x="6.974cm" svg:y="12.10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4.306cm" svg:height="3.293cm" svg:x="7.075cm" svg:y="16.2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" draw:text-style-name="P10" draw:layer="layout" svg:width="26.08cm" svg:height="3.794cm" svg:x="1.2cm" svg:y="1.78cm">
          <draw:text-box>
            <text:p text:style-name="P9"><text:span text:style-name="T7">Substituindo as interpolações da densidade nas faces </text:span></text:p>
            <text:p text:style-name="P9"><text:span text:style-name="T7">e a linearização de </text:span><text:span text:style-name="T8">ρ</text:span><text:span text:style-name="T9"> u</text:span><text:span text:style-name="T7"> na equação discretizada da </text:span></text:p>
            <text:p text:style-name="P9"><text:span text:style-name="T7">continuidade:</text:span></text:p>
          </draw:text-box>
        </draw:frame>
        <draw:frame draw:style-name="gr3" draw:layer="layout" svg:width="19.579cm" svg:height="3.704cm" svg:x="4.939cm" svg:y="7.6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7" draw:layer="layout" svg:width="10.315cm" svg:height="1.673cm" svg:x="2cm" svg:y="13.4cm">
          <draw:text-box>
            <text:p text:style-name="P4"><text:span text:style-name="T3">Incógnitas: </text:span><text:span text:style-name="T4">ρ,</text:span><text:span text:style-name="T10"> </text:span><text:span text:style-name="T5">u, v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1" draw:text-style-name="P12" draw:layer="layout" svg:width="25.822cm" svg:height="5.315cm" svg:x="1.2cm" svg:y="1.385cm">
          <draw:text-box>
            <text:p text:style-name="P11"><text:span text:style-name="T11">Densidade é substituída por equação de estado e </text:span></text:p>
            <text:p text:style-name="P11"><text:span text:style-name="T11">velocidades são substituídas pelas equações de </text:span></text:p>
            <text:p text:style-name="P11"><text:span text:style-name="T11">correção de velocidade, para obter a equação da </text:span></text:p>
            <text:p text:style-name="P11"><text:span text:style-name="T11">correção de pressão:</text:span></text:p>
          </draw:text-box>
        </draw:frame>
        <draw:frame draw:style-name="gr3" draw:layer="layout" svg:width="24.196cm" svg:height="1.719cm" svg:x="2.528cm" svg:y="10.05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1" draw:text-style-name="P8" draw:layer="layout" svg:width="24.708cm" svg:height="3.554cm" svg:x="1.9cm" svg:y="1.946cm">
          <draw:text-box>
            <text:p text:style-name="P4"><text:span text:style-name="T6">Para obter as velocidades estimadas (*) nas faces dos </text:span></text:p>
            <text:p text:style-name="P4"><text:span text:style-name="T6">volumes de controle, antes precisamos dessas </text:span></text:p>
            <text:p text:style-name="P4"><text:span text:style-name="T6">velocidades nos centros dos volumes.</text:span></text:p>
          </draw:text-box>
        </draw:frame>
        <draw:frame draw:style-name="gr1" draw:text-style-name="P13" draw:layer="layout" svg:width="23.269cm" svg:height="3.326cm" svg:x="2cm" svg:y="7.5cm">
          <draw:text-box>
            <text:p text:style-name="P4"><text:span text:style-name="T12">→</text:span><text:span text:style-name="T13"> </text:span><text:span text:style-name="T13">É resolvida a equação do momentum para obter as </text:span></text:p>
            <text:p text:style-name="P4"><text:span text:style-name="T13">velocidades nos centros dos volumes de controle e seus </text:span></text:p>
            <text:p text:style-name="P4"><text:span text:style-name="T13">respectivos coeficientes.</text:span></text:p>
          </draw:text-box>
        </draw:frame>
        <draw:frame draw:style-name="gr1" draw:text-style-name="P13" draw:layer="layout" svg:width="22.944cm" svg:height="3.326cm" svg:x="2.1cm" svg:y="12.3cm">
          <draw:text-box>
            <text:p text:style-name="P4"><text:span text:style-name="T12">→</text:span><text:span text:style-name="T13"> </text:span><text:span text:style-name="T13">A partir disto, obtemos as velocidades nas interfaces,</text:span></text:p>
            <text:p text:style-name="P4"><text:span text:style-name="T13">por exemplo:</text:span></text:p>
            <text:p text:style-name="P4"><text:span text:style-name="T13"/></text:p>
          </draw:text-box>
        </draw:frame>
        <draw:frame draw:style-name="gr3" draw:layer="layout" svg:width="9.407cm" svg:height="3.351cm" svg:x="9.231cm" svg:y="15.217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1" draw:text-style-name="P7" draw:layer="layout" svg:width="9.231cm" svg:height="1.673cm" svg:x="1.5cm" svg:y="0cm">
          <draw:text-box>
            <text:p text:style-name="P6"><text:span text:style-name="T3">Algoritmo geral:</text:span></text:p>
          </draw:text-box>
        </draw:frame>
        <draw:frame draw:style-name="gr1" draw:layer="layout" svg:width="27.811cm" svg:height="17.853cm" svg:x="0.2cm" svg:y="2.589cm">
          <draw:text-box>
            <text:p text:style-name="P4"><text:span text:style-name="T14">Condições iniciais de todas variáveis.</text:span></text:p>
            <text:p text:style-name="P4"><text:span text:style-name="T14"/></text:p>
            <text:p text:style-name="P4"><text:span text:style-name="T14">Repetir</text:span></text:p>
            <text:p text:style-name="P4"><text:span text:style-name="T14"><text:tab/></text:span><text:span text:style-name="T14">Repetir</text:span></text:p>
            <text:p text:style-name="P4"><text:span text:style-name="T14"><text:tab/></text:span><text:span text:style-name="T14"><text:tab/></text:span><text:span text:style-name="T14">Calcular coeficientes das equações de momentum.</text:span></text:p>
            <text:p text:style-name="P4"><text:span text:style-name="T14"/></text:p>
            <text:p text:style-name="P4"><text:span text:style-name="T14"><text:tab/></text:span><text:span text:style-name="T14"><text:tab/></text:span><text:span text:style-name="T14">Repetir</text:span></text:p>
            <text:p text:style-name="P4"><text:span text:style-name="T14"><text:tab/></text:span><text:span text:style-name="T14"><text:tab/></text:span><text:span text:style-name="T14"><text:tab/></text:span><text:span text:style-name="T14">Calcular coeficientes da equação correção de pressão.</text:span></text:p>
            <text:p text:style-name="P4"><text:span text:style-name="T14"><text:tab/></text:span><text:span text:style-name="T14"><text:tab/></text:span><text:span text:style-name="T14"><text:tab/></text:span><text:span text:style-name="T14">Resolver equações de momentum e obter u*, v*.</text:span></text:p>
            <text:p text:style-name="P4"><text:span text:style-name="T14"><text:tab/></text:span><text:span text:style-name="T14"><text:tab/></text:span><text:span text:style-name="T14"><text:tab/></text:span><text:span text:style-name="T14">Calcular constante b</text:span><text:span text:style-name="T15">P'</text:span><text:span text:style-name="T14"> da correção de pressão.</text:span></text:p>
            <text:p text:style-name="P4"><text:span text:style-name="T14"><text:tab/></text:span><text:span text:style-name="T14"><text:tab/></text:span><text:span text:style-name="T14"><text:tab/></text:span><text:span text:style-name="T14">Calcular pressões corrigidas. </text:span></text:p>
            <text:p text:style-name="P4"><text:span text:style-name="T14"><text:tab/></text:span><text:span text:style-name="T14"><text:tab/></text:span><text:span text:style-name="T14"><text:tab/></text:span><text:span text:style-name="T14">Corrigir velocidade e densidades.</text:span></text:p>
            <text:p text:style-name="P4"><text:span text:style-name="T14"><text:tab/></text:span><text:span text:style-name="T14"><text:tab/></text:span><text:span text:style-name="T14">Até convergir</text:span></text:p>
            <text:p text:style-name="P4"><text:span text:style-name="T14"><text:tab/></text:span><text:span text:style-name="T14">Até convergir</text:span></text:p>
            <text:p text:style-name="P4"><text:span text:style-name="T14"/></text:p>
            <text:p text:style-name="P4"><text:span text:style-name="T14"><text:tab/></text:span><text:span text:style-name="T14">Resolver equação da energia e determinar temperaturas.</text:span></text:p>
            <text:p text:style-name="P4"><text:span text:style-name="T14"><text:tab/></text:span><text:span text:style-name="T14">Calcular densidade por equação de estado.</text:span></text:p>
            <text:p text:style-name="P4"><text:span text:style-name="T14">Até convergir</text:span></text:p>
            <text:p text:style-name="P4"><text:span text:style-name="T14"/></text:p>
            <text:p text:style-name="P4"><text:span text:style-name="T14">Incrementar o tempo e repetir tudo.</text:span></text:p>
            <text:p text:style-name="P4"/>
          </draw:text-box>
        </draw:frame>
        <draw:line draw:style-name="gr4" draw:text-style-name="P14" draw:layer="layout" svg:x1="3.5cm" svg:y1="9cm" svg:x2="3.5cm" svg:y2="12.5cm">
          <text:p text:style-name="P4"/>
        </draw:line>
        <draw:line draw:style-name="gr4" draw:text-style-name="P14" draw:layer="layout" svg:x1="2.27cm" svg:y1="6.486cm" svg:x2="2.27cm" svg:y2="13.3cm">
          <text:p text:style-name="P4"/>
        </draw:line>
        <draw:line draw:style-name="gr4" draw:text-style-name="P14" draw:layer="layout" svg:x1="0.8cm" svg:y1="5.4cm" svg:x2="0.8cm" svg:y2="16.9cm">
          <text:p text:style-name="P4"/>
        </draw:lin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7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7</text:page-number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TALTZ</meta:initial-creator>
    <meta:creation-date>2007-04-11T22:38:47</meta:creation-date>
    <dc:creator>STALTZ</dc:creator>
    <dc:date>2007-04-11T23:38:48</dc:date>
    <dc:language>pt-BR</dc:language>
    <meta:editing-cycles>6</meta:editing-cycles>
    <meta:editing-duration>PT1H0M9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Δ</math:mo>
          <math:mi>V</math:mi>
        </math:mrow>
        <math:mrow>
          <math:mo math:stretchy="false">Δ</math:mo>
          <math:mi>t</math:mi>
        </math:mrow>
      </math:mfrac>
      <math:mrow>
        <math:mrow>
          <math:mo math:stretchy="false">(</math:mo>
          <math:mrow>
            <math:msub>
              <math:mo math:stretchy="false">ρ</math:mo>
              <math:mi>P</math:mi>
            </math:msub>
            <math:mo math:stretchy="false">−</math:mo>
            <math:msubsup>
              <math:mo math:stretchy="false">ρ</math:mo>
              <math:mi>P</math:mi>
              <math:mrow>
                <math:mo math:stretchy="false">(</math:mo>
                <math:mn>0</math:mn>
                <math:mo math:stretchy="false">)</math:mo>
              </math:mrow>
            </math:msubsup>
          </math:mrow>
          <math:mo math:stretchy="false">)</math:mo>
        </math:mrow>
        <math:mo math:stretchy="false">+</math:mo>
        <math:mo math:stretchy="false">Δ</math:mo>
      </math:mrow>
      <math:mi>y</math:mi>
      <math:mrow>
        <math:mfenced math:open="[" math:close="]">
          <math:mrow>
            <math:msub>
              <math:mrow>
                <math:mo math:stretchy="false">(</math:mo>
                <math:mrow>
                  <math:mo math:stretchy="false">ρ</math:mo>
                  <math:mi>u</math:mi>
                </math:mrow>
                <math:mo math:stretchy="false">)</math:mo>
              </math:mrow>
              <math:mi>e</math:mi>
            </math:msub>
            <math:mo math:stretchy="false">−</math:mo>
            <math:msub>
              <math:mrow>
                <math:mo math:stretchy="false">(</math:mo>
                <math:mrow>
                  <math:mo math:stretchy="false">ρ</math:mo>
                  <math:mi>u</math:mi>
                </math:mrow>
                <math:mo math:stretchy="false">)</math:mo>
              </math:mrow>
              <math:mi>w</math:mi>
            </math:msub>
          </math:mrow>
        </math:mfenced>
        <math:mo math:stretchy="false">+</math:mo>
        <math:mo math:stretchy="false">Δ</math:mo>
      </math:mrow>
      <math:mi>x</math:mi>
      <math:mrow>
        <math:mfenced math:open="[" math:close="]">
          <math:mrow>
            <math:msub>
              <math:mrow>
                <math:mo math:stretchy="false">(</math:mo>
                <math:mrow>
                  <math:mo math:stretchy="false">ρ</math:mo>
                  <math:mi>v</math:mi>
                </math:mrow>
                <math:mo math:stretchy="false">)</math:mo>
              </math:mrow>
              <math:mi>n</math:mi>
            </math:msub>
            <math:mo math:stretchy="false">−</math:mo>
            <math:msub>
              <math:mrow>
                <math:mo math:stretchy="false">(</math:mo>
                <math:mrow>
                  <math:mo math:stretchy="false">ρ</math:mo>
                  <math:mi>v</math:mi>
                </math:mrow>
                <math:mo math:stretchy="false">)</math:mo>
              </math:mrow>
              <math:mi>s</math:mi>
            </math:msub>
          </math:mrow>
        </math:mfenced>
        <math:mo math:stretchy="false">=</math:mo>
        <math:mn>0</math:mn>
      </math:mrow>
    </math:mrow>
    <math:annotation math:encoding="StarMath 5.0">{%DELTA V} over {%DELTA t} (%rho_P - %rho_P^{(0)})  + %DELTA y left[ (%rho u)_e  - (%rho u)_w right] + %DELTA x left[ (%rho v)_n  - (%rho v)_s right]  =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row>
            <math:mo math:stretchy="false">(</math:mo>
            <math:mrow>
              <math:mo math:stretchy="false">ρ</math:mo>
              <math:mi>u</math:mi>
            </math:mrow>
            <math:mo math:stretchy="false">)</math:mo>
          </math:mrow>
          <math:mi>e</math:mi>
        </math:msub>
        <math:mo math:stretchy="false">=</math:mo>
        <math:msubsup>
          <math:mo math:stretchy="false">ρ</math:mo>
          <math:mi>e</math:mi>
          <math:mo math:stretchy="false">∗</math:mo>
        </math:msubsup>
      </math:mrow>
      <math:mrow>
        <math:msub>
          <math:mi>u</math:mi>
          <math:mi>e</math:mi>
        </math:msub>
        <math:mo math:stretchy="false">+</math:mo>
        <math:msub>
          <math:mo math:stretchy="false">ρ</math:mo>
          <math:mi>e</math:mi>
        </math:msub>
      </math:mrow>
      <math:mrow>
        <math:msubsup>
          <math:mi>u</math:mi>
          <math:mi>e</math:mi>
          <math:mo math:stretchy="false">∗</math:mo>
        </math:msubsup>
        <math:mo math:stretchy="false">−</math:mo>
        <math:msubsup>
          <math:mo math:stretchy="false">ρ</math:mo>
          <math:mi>e</math:mi>
          <math:mo math:stretchy="false">∗</math:mo>
        </math:msubsup>
      </math:mrow>
      <math:msubsup>
        <math:mi>u</math:mi>
        <math:mi>e</math:mi>
        <math:mo math:stretchy="false">∗</math:mo>
      </math:msubsup>
    </math:mrow>
    <math:annotation math:encoding="StarMath 5.0">(%rho u)_e = %rho_e^{%perthousand} u_e + %rho_e u_e^{%perthousand} - %rho_e^{%perthousand} u_e^{%perthousand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ρ</math:mo>
          <math:mi>e</math:mi>
        </math:msub>
        <math:mo math:stretchy="false">=</math:mo>
        <math:mfenced math:open="" math:close="">
          <math:mrow>
            <math:mfrac>
              <math:mn>1</math:mn>
              <math:mn>2</math:mn>
            </math:mfrac>
            <math:mo math:stretchy="false">+</math:mo>
            <math:msub>
              <math:mo math:stretchy="false">γ</math:mo>
              <math:mi>e</math:mi>
            </math:msub>
          </math:mrow>
        </math:mfenced>
      </math:mrow>
      <math:mrow>
        <math:msub>
          <math:mo math:stretchy="false">ρ</math:mo>
          <math:mi>P</math:mi>
        </math:msub>
        <math:mo math:stretchy="false">+</math:mo>
        <math:mfenced math:open="" math:close="">
          <math:mrow>
            <math:mfrac>
              <math:mn>1</math:mn>
              <math:mn>2</math:mn>
            </math:mfrac>
            <math:mo math:stretchy="false">−</math:mo>
            <math:msub>
              <math:mo math:stretchy="false">γ</math:mo>
              <math:mi>e</math:mi>
            </math:msub>
          </math:mrow>
        </math:mfenced>
      </math:mrow>
      <math:msub>
        <math:mo math:stretchy="false">ρ</math:mo>
        <math:mi>E</math:mi>
      </math:msub>
    </math:mrow>
    <math:annotation math:encoding="StarMath 5.0">%rho_e = left(1 over 2 + %gamma_e right) %rho_P  +  left( 1 over 2 - %gamma_e right) %rho_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ρ</math:mo>
          <math:mi>w</math:mi>
        </math:msub>
        <math:mo math:stretchy="false">=</math:mo>
        <math:mfenced math:open="" math:close="">
          <math:mrow>
            <math:mfrac>
              <math:mn>1</math:mn>
              <math:mn>2</math:mn>
            </math:mfrac>
            <math:mo math:stretchy="false">+</math:mo>
            <math:msub>
              <math:mo math:stretchy="false">γ</math:mo>
              <math:mi>w</math:mi>
            </math:msub>
          </math:mrow>
        </math:mfenced>
      </math:mrow>
      <math:mrow>
        <math:msub>
          <math:mo math:stretchy="false">ρ</math:mo>
          <math:mi>W</math:mi>
        </math:msub>
        <math:mo math:stretchy="false">+</math:mo>
        <math:mfenced math:open="" math:close="">
          <math:mrow>
            <math:mfrac>
              <math:mn>1</math:mn>
              <math:mn>2</math:mn>
            </math:mfrac>
            <math:mo math:stretchy="false">−</math:mo>
            <math:msub>
              <math:mo math:stretchy="false">γ</math:mo>
              <math:mi>w</math:mi>
            </math:msub>
          </math:mrow>
        </math:mfenced>
      </math:mrow>
      <math:msub>
        <math:mo math:stretchy="false">ρ</math:mo>
        <math:mi>P</math:mi>
      </math:msub>
    </math:mrow>
    <math:annotation math:encoding="StarMath 5.0">%rho_w = left(1 over 2 + %gamma_w right) %rho_W  +  left( 1 over 2 - %gamma_w right) %rho_P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ρ</math:mo>
          <math:mi>n</math:mi>
        </math:msub>
        <math:mo math:stretchy="false">=</math:mo>
        <math:mfenced math:open="" math:close="">
          <math:mrow>
            <math:mfrac>
              <math:mn>1</math:mn>
              <math:mn>2</math:mn>
            </math:mfrac>
            <math:mo math:stretchy="false">+</math:mo>
            <math:msub>
              <math:mo math:stretchy="false">γ</math:mo>
              <math:mi>n</math:mi>
            </math:msub>
          </math:mrow>
        </math:mfenced>
      </math:mrow>
      <math:mrow>
        <math:msub>
          <math:mo math:stretchy="false">ρ</math:mo>
          <math:mi>P</math:mi>
        </math:msub>
        <math:mo math:stretchy="false">+</math:mo>
        <math:mfenced math:open="" math:close="">
          <math:mrow>
            <math:mfrac>
              <math:mn>1</math:mn>
              <math:mn>2</math:mn>
            </math:mfrac>
            <math:mo math:stretchy="false">−</math:mo>
            <math:msub>
              <math:mo math:stretchy="false">γ</math:mo>
              <math:mi>n</math:mi>
            </math:msub>
          </math:mrow>
        </math:mfenced>
      </math:mrow>
      <math:msub>
        <math:mo math:stretchy="false">ρ</math:mo>
        <math:mi>N</math:mi>
      </math:msub>
    </math:mrow>
    <math:annotation math:encoding="StarMath 5.0">%rho_n = left(1 over 2 + %gamma_n right) %rho_P  +  left( 1 over 2 - %gamma_n right) %rho_N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ρ</math:mo>
          <math:mi>s</math:mi>
        </math:msub>
        <math:mo math:stretchy="false">=</math:mo>
        <math:mfenced math:open="" math:close="">
          <math:mrow>
            <math:mfrac>
              <math:mn>1</math:mn>
              <math:mn>2</math:mn>
            </math:mfrac>
            <math:mo math:stretchy="false">+</math:mo>
            <math:msub>
              <math:mo math:stretchy="false">γ</math:mo>
              <math:mi>s</math:mi>
            </math:msub>
          </math:mrow>
        </math:mfenced>
      </math:mrow>
      <math:mrow>
        <math:msub>
          <math:mo math:stretchy="false">ρ</math:mo>
          <math:mi>S</math:mi>
        </math:msub>
        <math:mo math:stretchy="false">+</math:mo>
        <math:mfenced math:open="" math:close="">
          <math:mrow>
            <math:mfrac>
              <math:mn>1</math:mn>
              <math:mn>2</math:mn>
            </math:mfrac>
            <math:mo math:stretchy="false">−</math:mo>
            <math:msub>
              <math:mo math:stretchy="false">γ</math:mo>
              <math:mi>s</math:mi>
            </math:msub>
          </math:mrow>
        </math:mfenced>
      </math:mrow>
      <math:msub>
        <math:mo math:stretchy="false">ρ</math:mo>
        <math:mi>P</math:mi>
      </math:msub>
    </math:mrow>
    <math:annotation math:encoding="StarMath 5.0">%rho_s = left(1 over 2 + %gamma_s right) %rho_S  +  left( 1 over 2 - %gamma_s right) %rho_P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m</math:mi>
            <math:mi>P</math:mi>
            <math:mo math:stretchy="false">ρ</math:mo>
          </math:msubsup>
          <math:mrow>
            <math:msub>
              <math:mo math:stretchy="false">ρ</math:mo>
              <math:mi>P</math:mi>
            </math:msub>
            <math:mo math:stretchy="false">+</math:mo>
            <math:msubsup>
              <math:mi>m</math:mi>
              <math:mi>e</math:mi>
              <math:mo math:stretchy="false">ρ</math:mo>
            </math:msubsup>
          </math:mrow>
          <math:mrow>
            <math:msub>
              <math:mo math:stretchy="false">ρ</math:mo>
              <math:mi>E</math:mi>
            </math:msub>
            <math:mo math:stretchy="false">+</math:mo>
            <math:msubsup>
              <math:mi>m</math:mi>
              <math:mi>w</math:mi>
              <math:mo math:stretchy="false">ρ</math:mo>
            </math:msubsup>
          </math:mrow>
          <math:mrow>
            <math:msub>
              <math:mo math:stretchy="false">ρ</math:mo>
              <math:mi>W</math:mi>
            </math:msub>
            <math:mo math:stretchy="false">+</math:mo>
            <math:msubsup>
              <math:mi>m</math:mi>
              <math:mi>n</math:mi>
              <math:mo math:stretchy="false">ρ</math:mo>
            </math:msubsup>
          </math:mrow>
          <math:mrow>
            <math:msub>
              <math:mo math:stretchy="false">ρ</math:mo>
              <math:mi>N</math:mi>
            </math:msub>
            <math:mo math:stretchy="false">+</math:mo>
            <math:msubsup>
              <math:mi>m</math:mi>
              <math:mi>s</math:mi>
              <math:mo math:stretchy="false">ρ</math:mo>
            </math:msubsup>
          </math:mrow>
          <math:msub>
            <math:mo math:stretchy="false">ρ</math:mo>
            <math:mi>S</math:mi>
          </math:msub>
        </math:mrow>
      </math:mtr>
      <math:mtr>
        <math:mrow>
          <math:mrow>
            <math:mo math:stretchy="false">+</math:mo>
            <math:msubsup>
              <math:mi>m</math:mi>
              <math:mi>e</math:mi>
              <math:mi>u</math:mi>
            </math:msubsup>
          </math:mrow>
          <math:mrow>
            <math:msub>
              <math:mi>u</math:mi>
              <math:mi>e</math:mi>
            </math:msub>
            <math:mo math:stretchy="false">+</math:mo>
            <math:msubsup>
              <math:mi>m</math:mi>
              <math:mi>w</math:mi>
              <math:mi>u</math:mi>
            </math:msubsup>
          </math:mrow>
          <math:mrow>
            <math:msub>
              <math:mi>u</math:mi>
              <math:mi>w</math:mi>
            </math:msub>
            <math:mo math:stretchy="false">+</math:mo>
            <math:msubsup>
              <math:mi>m</math:mi>
              <math:mi>n</math:mi>
              <math:mi>v</math:mi>
            </math:msubsup>
          </math:mrow>
          <math:mrow>
            <math:msub>
              <math:mi>v</math:mi>
              <math:mi>n</math:mi>
            </math:msub>
            <math:mo math:stretchy="false">+</math:mo>
            <math:msubsup>
              <math:mi>m</math:mi>
              <math:mi>s</math:mi>
              <math:mi>v</math:mi>
            </math:msubsup>
          </math:mrow>
          <math:mrow>
            <math:msub>
              <math:mi>v</math:mi>
              <math:mi>s</math:mi>
            </math:msub>
            <math:mo math:stretchy="false">=</math:mo>
            <math:mi>b</math:mi>
          </math:mrow>
        </math:mrow>
      </math:mtr>
    </math:mtable>
    <math:annotation math:encoding="StarMath 5.0">m_P^{%rho} %rho_P + m_e^{%rho} %rho_E + m_w^{%rho} %rho_W + m_n^{%rho} %rho_N + m_s^{%rho} %rho_S 
newline 
+ m_e^u u_e + m_w^u u_w + m_n^v v_n + m_s^v v_s = b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P</math:mi>
      </math:msub>
      <math:msub>
        <math:mi>P</math:mi>
        <math:mi>P</math:mi>
      </math:msub>
      <math:mrow>
        <math:mi>'</math:mi>
        <math:mo math:stretchy="false">=</math:mo>
        <math:msub>
          <math:mi>A</math:mi>
          <math:mi>e</math:mi>
        </math:msub>
      </math:mrow>
      <math:msub>
        <math:mi>P</math:mi>
        <math:mi>E</math:mi>
      </math:msub>
      <math:mrow>
        <math:mi>'</math:mi>
        <math:mo math:stretchy="false">+</math:mo>
        <math:msub>
          <math:mi>A</math:mi>
          <math:mi>w</math:mi>
        </math:msub>
      </math:mrow>
      <math:msub>
        <math:mi>P</math:mi>
        <math:mi>W</math:mi>
      </math:msub>
      <math:mrow>
        <math:mi>'</math:mi>
        <math:mo math:stretchy="false">+</math:mo>
        <math:msub>
          <math:mi>A</math:mi>
          <math:mi>n</math:mi>
        </math:msub>
      </math:mrow>
      <math:msub>
        <math:mi>P</math:mi>
        <math:mi>N</math:mi>
      </math:msub>
      <math:mrow>
        <math:mi>'</math:mi>
        <math:mo math:stretchy="false">+</math:mo>
        <math:msub>
          <math:mi>A</math:mi>
          <math:mi>s</math:mi>
        </math:msub>
      </math:mrow>
      <math:msub>
        <math:mi>P</math:mi>
        <math:mi>S</math:mi>
      </math:msub>
      <math:mrow>
        <math:mi>'</math:mi>
        <math:mo math:stretchy="false">+</math:mo>
        <math:msup>
          <math:mi>b</math:mi>
          <math:mrow>
            <math:mi>P</math:mi>
            <math:mi>'</math:mi>
          </math:mrow>
        </math:msup>
      </math:mrow>
    </math:mrow>
    <math:annotation math:encoding="StarMath 5.0">A_P P_P' = A_e P_E' + A_w P_W' + A_n P_N' + A_s P_S' + b^{P'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sup>
        <math:mi>u</math:mi>
        <math:mi>e</math:mi>
        <math:mo math:stretchy="false">∗</math:mo>
      </math:msubsup>
      <math:mo math:stretchy="false">=</math:mo>
      <math:mfrac>
        <math:msub>
          <math:mrow>
            <math:mo math:stretchy="false">(</math:mo>
            <math:msub>
              <math:mi>A</math:mi>
              <math:mi>P</math:mi>
            </math:msub>
            <math:mo math:stretchy="false">)</math:mo>
          </math:mrow>
          <math:mi>e</math:mi>
        </math:msub>
        <math:mrow>
          <math:msub>
            <math:mrow>
              <math:mo math:stretchy="false">(</math:mo>
              <math:msub>
                <math:mi>A</math:mi>
                <math:mi>P</math:mi>
              </math:msub>
              <math:mo math:stretchy="false">)</math:mo>
            </math:mrow>
            <math:mi>P</math:mi>
          </math:msub>
          <math:mo math:stretchy="false">+</math:mo>
          <math:msub>
            <math:mrow>
              <math:mo math:stretchy="false">(</math:mo>
              <math:msub>
                <math:mi>A</math:mi>
                <math:mi>P</math:mi>
              </math:msub>
              <math:mo math:stretchy="false">)</math:mo>
            </math:mrow>
            <math:mi>E</math:mi>
          </math:msub>
        </math:mrow>
      </math:mfrac>
    </math:mrow>
    <math:annotation math:encoding="StarMath 5.0">u_e^{%perthousand} = {(A_P)_e} over {(A_P)_P + (A_P)_E}</math:annotation>
  </math:semantics>
</math:math>
</file>